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1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1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1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Cadre2" draw:style-name="fr2" draw:z-index="1" svg:width="7.128cm" svg:x="0cm" svg:y="0cm" text:anchor-type="paragraph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name="Cadre1" draw:style-name="fr1" draw:z-index="0" svg:height="4.223cm" svg:width="8.192cm" svg:x="7.77cm" svg:y="0.014cm" text:anchor-type="paragraph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</text:span><text:span text:style-name="T13">tool.decorateHTML('UrbanAddress', </text:span><text:span text:style-name="T12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><text:soft-page-break/></text:p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1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1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1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Cadre2" draw:style-name="fr2" draw:z-index="1" svg:width="7.128cm" svg:x="0cm" svg:y="0cm" text:anchor-type="paragraph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name="Cadre1" draw:style-name="fr1" draw:z-index="0" svg:height="4.223cm" svg:width="8.192cm" svg:x="7.77cm" svg:y="0.014cm" text:anchor-type="paragraph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</text:span><text:span text:style-name="T13">tool.decorateHTML('UrbanAddress', </text:span><text:span text:style-name="T12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><text:soft-page-break/></text:p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1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1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1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Cadre2" draw:style-name="fr2" draw:z-index="1" svg:width="7.128cm" svg:x="0cm" svg:y="0cm" text:anchor-type="paragraph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name="Cadre1" draw:style-name="fr1" draw:z-index="0" svg:height="4.223cm" svg:width="8.192cm" svg:x="7.77cm" svg:y="0.014cm" text:anchor-type="paragraph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</text:span><text:span text:style-name="T13">tool.decorateHTML('UrbanAddress', </text:span><text:span text:style-name="T12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><text:soft-page-break/></text:p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1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1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1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Cadre2" draw:style-name="fr2" draw:z-index="1" svg:width="7.128cm" svg:x="0cm" svg:y="0cm" text:anchor-type="paragraph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name="Cadre1" draw:style-name="fr1" draw:z-index="0" svg:height="4.223cm" svg:width="8.192cm" svg:x="7.77cm" svg:y="0.014cm" text:anchor-type="paragraph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</text:span><text:span text:style-name="T13">tool.decorateHTML('UrbanAddress', </text:span><text:span text:style-name="T12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><text:soft-page-break/></text:p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55.785342206</dc:date>
    <dc:language>fr-FR</dc:language>
    <meta:editing-cycles>76</meta:editing-cycles>
    <meta:editing-duration>P1DT8H19M7S</meta:editing-duration>
    <meta:document-statistic meta:table-count="0" meta:image-count="0" meta:object-count="0" meta:page-count="2" meta:paragraph-count="27" meta:word-count="333" meta:character-count="2381" meta:non-whitespace-character-count="2078"/>
    <meta:user-defined meta:name="Info 1"/>
    <meta:user-defined meta:name="Info 2"/>
    <meta:user-defined meta:name="Info 3"/>
    <meta:user-defined meta:name="Info 4"/>
  </office:meta>
</office:document-meta>
</file>